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454724B099EFA6D9.png" manifest:media-type="image/png"/>
  <manifest:file-entry manifest:full-path="Pictures/100007E5000034EB000034EBBF71F5BAF0541F9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5cm" fo:min-width="5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cm" fo:min-width="4.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5.552cm"/>
      <style:paragraph-properties style:writing-mode="lr-tb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textarea-horizontal-align="justify" draw:textarea-vertical-align="middle" draw:auto-grow-height="false" fo:min-height="1.65cm" fo:min-width="2.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solid"/>
      <style:paragraph-properties fo:text-align="center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5.6cm" svg:height="2.8cm" svg:x="1cm" svg:y="7.1cm">
          <text:p text:style-name="P1"><text:span text:style-name="T1">ESP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1.3cm" svg:x="3.147cm" svg:y="13.7cm">
          <text:p text:style-name="P1"><text:span text:style-name="T1">Electricity m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3cm" svg:height="1.9cm" svg:x="19.7cm" svg:y="11.2cm">
          <text:p text:style-name="P1"><text:span text:style-name="T1">E paper display</text:span><text:span text:style-name="T1"><text:line-break/></text:span><text:span text:style-name="T1">Waveshare 3.7inch</text:span><text:span text:style-name="T1"><text:line-break/></text:span><text:span text:style-name="T1">480x280p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1.3cm" svg:x="23.2cm" svg:y="15.7cm">
          <text:p text:style-name="P1"><text:span text:style-name="T1">SD-card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8.5cm" svg:height="1.2cm" svg:x="1cm" svg:y="18.8cm">
          <draw:text-box>
            <text:p>Sander Speetjens 1 (E)ES</text:p>
          </draw:text-box>
        </draw:frame>
        <draw:custom-shape draw:style-name="gr5" draw:text-style-name="P1" draw:layer="layout" svg:width="6.052cm" svg:height="2.8cm" svg:x="22.6cm" svg:y="7.1cm">
          <text:p text:style-name="P1"><text:span text:style-name="T1">ESP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6.614cm" svg:y1="8.6cm" svg:x2="8.714cm" svg:y2="8.6cm">
          <text:p/>
        </draw:line>
        <draw:line draw:style-name="gr7" draw:text-style-name="P4" draw:layer="layout" svg:x1="26.6cm" svg:y1="15.7cm" svg:x2="26.6cm" svg:y2="9.9cm">
          <text:p/>
        </draw:line>
        <draw:line draw:style-name="gr6" draw:text-style-name="P3" draw:layer="layout" svg:x1="23.7cm" svg:y1="9.9cm" svg:x2="23.7cm" svg:y2="11.3cm">
          <text:p/>
        </draw:line>
        <draw:frame draw:style-name="gr8" draw:text-style-name="P5" draw:layer="layout" svg:width="1.886cm" svg:height="1.886cm" draw:transform="rotate (-3.13757839631021) translate (16.546cm 6.786cm)">
          <draw:image xlink:href="Pictures/100007E5000034EB000034EBBF71F5BAF0541F93.svg" xlink:type="simple" xlink:show="embed" xlink:actuate="onLoad" draw:mime-type="image/svg+xml">
            <text:p/>
          </draw:image>
          <draw:image xlink:href="Pictures/100000010000020000000200454724B099EFA6D9.png" xlink:type="simple" xlink:show="embed" xlink:actuate="onLoad" draw:mime-type="image/png"/>
        </draw:frame>
        <draw:custom-shape draw:style-name="gr5" draw:text-style-name="P1" draw:layer="layout" svg:width="6.052cm" svg:height="2.8cm" svg:x="12.5cm" svg:y="1.8cm">
          <text:p text:style-name="P1"><text:span text:style-name="T1">Raspberry Pi 3b</text:span></text:p>
          <text:p text:style-name="P1"><text:span text:style-name="T1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1.3cm" svg:x="3.2cm" svg:y="11.1cm">
          <text:p text:style-name="P1"><text:span text:style-name="T1">Conversion 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1.3cm" svg:height="0.9cm" svg:x="22cm" svg:y="10.2cm">
          <draw:text-box>
            <text:p><text:span text:style-name="T2">SPI</text:span></text:p>
          </draw:text-box>
        </draw:frame>
        <draw:line draw:style-name="gr7" draw:text-style-name="P7" draw:layer="layout" svg:x1="5.947cm" svg:y1="11.1cm" svg:x2="5.947cm" svg:y2="9.9cm">
          <text:p/>
        </draw:line>
        <draw:frame draw:style-name="gr9" draw:text-style-name="P6" draw:layer="layout" svg:width="2.4cm" svg:height="0.9cm" svg:x="6.247cm" svg:y="10.1cm">
          <draw:text-box>
            <text:p><text:span text:style-name="T2">UART</text:span></text:p>
          </draw:text-box>
        </draw:frame>
        <draw:frame draw:style-name="gr8" draw:text-style-name="P5" draw:layer="layout" svg:width="1.886cm" svg:height="1.886cm" draw:transform="rotate (-1.5707963267949) translate (10.986cm 7.614cm)">
          <draw:image xlink:href="Pictures/100007E5000034EB000034EBBF71F5BAF0541F93.svg" xlink:type="simple" xlink:show="embed" xlink:actuate="onLoad" draw:mime-type="image/svg+xml">
            <text:p/>
          </draw:image>
          <draw:image xlink:href="Pictures/100000010000020000000200454724B099EFA6D9.png" xlink:type="simple" xlink:show="embed" xlink:actuate="onLoad" draw:mime-type="image/png"/>
        </draw:frame>
        <draw:line draw:style-name="gr6" draw:text-style-name="P3" draw:layer="layout" svg:x1="21cm" svg:y1="8.614cm" svg:x2="22.68cm" svg:y2="8.614cm">
          <text:p/>
        </draw:line>
        <draw:frame draw:style-name="gr10" draw:text-style-name="P5" draw:layer="layout" svg:width="1.886cm" svg:height="1.886cm" draw:transform="rotate (1.5707963267949) translate (18.914cm 9.586cm)">
          <draw:image xlink:href="Pictures/100007E5000034EB000034EBBF71F5BAF0541F93.svg" xlink:type="simple" xlink:show="embed" xlink:actuate="onLoad" draw:mime-type="image/svg+xml">
            <text:p/>
          </draw:image>
          <draw:image xlink:href="Pictures/100000010000020000000200454724B099EFA6D9.png" xlink:type="simple" xlink:show="embed" xlink:actuate="onLoad" draw:mime-type="image/png"/>
        </draw:frame>
        <draw:custom-shape draw:style-name="gr11" draw:text-style-name="P1" draw:layer="layout" svg:width="3.2cm" svg:height="1.9cm" svg:x="23.8cm" svg:y="3.9cm">
          <text:p text:style-name="P1"><text:span text:style-name="T1">Rotary</text:span></text:p>
          <text:p text:style-name="P1"><text:span text:style-name="T1">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25.3cm" svg:y1="5.8cm" svg:x2="25.3cm" svg:y2="7.2cm">
          <text:p/>
        </draw:line>
        <draw:line draw:style-name="gr6" draw:text-style-name="P3" draw:layer="layout" svg:x1="5.9cm" svg:y1="12.4cm" svg:x2="5.9cm" svg:y2="13.8cm">
          <text:p/>
        </draw:line>
        <draw:frame draw:style-name="gr9" draw:text-style-name="P6" draw:layer="layout" svg:width="2.4cm" svg:height="0.9cm" svg:x="6.6cm" svg:y="12.6cm">
          <draw:text-box>
            <text:p><text:span text:style-name="T2">5V UART</text:span></text:p>
          </draw:text-box>
        </draw:frame>
        <draw:frame draw:style-name="gr9" draw:text-style-name="P6" draw:layer="layout" svg:width="1.3cm" svg:height="0.9cm" svg:x="25.2cm" svg:y="12cm">
          <draw:text-box>
            <text:p><text:span text:style-name="T2">SPI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08T08:47:59.090000000</meta:creation-date>
    <dc:date>2022-05-07T13:01:33.385302573</dc:date>
    <meta:editing-duration>PT11H55M2S</meta:editing-duration>
    <meta:editing-cycles>52</meta:editing-cycles>
    <meta:generator>LibreOffice/7.2.6.2$Linux_X86_64 LibreOffice_project/20$Build-2</meta:generator>
    <meta:print-date>2020-09-10T22:04:17.100000000</meta:print-date>
    <meta:document-statistic meta:object-count="23"/>
  </office:meta>
</office:document-meta>
</file>